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63.26pt"/>
    </style:style>
    <style:style style:name="co2" style:family="table-column">
      <style:table-column-properties fo:break-before="auto" style:column-width="78.49pt"/>
    </style:style>
    <style:style style:name="co3" style:family="table-column">
      <style:table-column-properties fo:break-before="auto" style:column-width="64.6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73.59pt"/>
    </style:style>
    <style:style style:name="co6" style:family="table-column">
      <style:table-column-properties fo:break-before="auto" style:column-width="70.84pt"/>
    </style:style>
    <style:style style:name="co7" style:family="table-column">
      <style:table-column-properties fo:break-before="auto" style:column-width="99.35pt"/>
    </style:style>
    <style:style style:name="co8" style:family="table-column">
      <style:table-column-properties fo:break-before="auto" style:column-width="115.99pt"/>
    </style:style>
    <style:style style:name="co9" style:family="table-column">
      <style:table-column-properties fo:break-before="auto" style:column-width="109.76pt"/>
    </style:style>
    <style:style style:name="co10" style:family="table-column">
      <style:table-column-properties fo:break-before="auto" style:column-width="102.81pt"/>
    </style:style>
    <style:style style:name="co11" style:family="table-column">
      <style:table-column-properties fo:break-before="auto" style:column-width="112.51pt"/>
    </style:style>
    <style:style style:name="co12" style:family="table-column">
      <style:table-column-properties fo:break-before="auto" style:column-width="124.36pt"/>
    </style:style>
    <style:style style:name="co13" style:family="table-column">
      <style:table-column-properties fo:break-before="auto" style:column-width="103.49pt"/>
    </style:style>
    <style:style style:name="co14" style:family="table-column">
      <style:table-column-properties fo:break-before="auto" style:column-width="120.84pt"/>
    </style:style>
    <style:style style:name="co15" style:family="table-column">
      <style:table-column-properties fo:break-before="auto" style:column-width="135.44pt"/>
    </style:style>
    <style:style style:name="co16" style:family="table-column">
      <style:table-column-properties fo:break-before="auto" style:column-width="84.05pt"/>
    </style:style>
    <style:style style:name="co17" style:family="table-column">
      <style:table-column-properties fo:break-before="auto" style:column-width="123.59pt"/>
    </style:style>
    <style:style style:name="co18" style:family="table-column">
      <style:table-column-properties fo:break-before="auto" style:column-width="104.14pt"/>
    </style:style>
    <style:style style:name="co19" style:family="table-column">
      <style:table-column-properties fo:break-before="auto" style:column-width="96.5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inLog">
      <style:table-properties table:display="true" style:writing-mode="lr-tb"/>
    </style:style>
    <style:style style:name="ce1" style:family="table-cell" style:parent-style-name="Default">
      <style:table-cell-properties fo:background-color="#38761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38761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in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1004" table:default-cell-style-name="Default"/>
        <table:table-row table:style-name="ro1">
          <table:table-cell table:style-name="ce1"/>
          <table:table-cell table:style-name="ce3" office:value-type="string" calcext:value-type="string">
            <text:p>플레이 시간</text:p>
          </table:table-cell>
          <table:table-cell table:style-name="ce3" office:value-type="string" calcext:value-type="string">
            <text:p>끝난 시간</text:p>
          </table:table-cell>
          <table:table-cell table:style-name="ce3" office:value-type="string" calcext:value-type="string">
            <text:p>총 강화 횟수</text:p>
          </table:table-cell>
          <table:table-cell table:style-name="ce3" office:value-type="string" calcext:value-type="string">
            <text:p>강화 성공 횟수</text:p>
          </table:table-cell>
          <table:table-cell table:style-name="ce1" office:value-type="string" calcext:value-type="string">
            <text:p>총 모은 골드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{"PlayerName": "김한별", "GamePlayTime": "2024-05-16 05:07:56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김한별","EndTime": "2024-05-16 05:08:19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장첸", "GamePlayTime": "2024-05-16 05:19:57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장첸","EndTime": "2024-05-16 05:20:35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노단비", "GamePlayTime": "2024-05-16 05:20:44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송영진", "GamePlayTime": "2024-05-16 05:20:49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송영진","EndTime": "2024-05-16 05:21:21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앞면사기", "GamePlayTime": "2024-05-16 05:21:28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노단비","EndTime": "2024-05-16 05:21:43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앞면이너무많이나와요", "GamePlayTime": "2024-05-16 05:22:02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앞면이너무많이나와요","EndTime": "2024-05-16 05:22:16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앞면사기","EndTime": "2024-05-16 05:22:37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흐에", "GamePlayTime": "2024-05-16 05:22:59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흐에","EndTime": "2024-05-16 05:23:07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a", "GamePlayTime": "2024-05-16 10:16:59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a","EndTime": "2024-05-16 10:17:16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202327035", "GamePlayTime": "2024-05-16 10:38:02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202327035","EndTime": "2024-05-16 10:38:20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202327035", "GamePlayTime": "2024-05-16 10:38:51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202327035","EndTime": "2024-05-16 10:39:31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a", "GamePlayTime": "2024-05-16 10:39:40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a","EndTime": "2024-05-16 10:43:06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12134", "GamePlayTime": "2024-05-16 11:04:05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12134","EndTime": "2024-05-16 11:04:36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박윤서", "GamePlayTime": "2024-05-16 11:23:09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박윤서","EndTime": "2024-05-16 11:23:54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202127019", "GamePlayTime": "2024-05-16 11:27:13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", "GamePlayTime": "2024-05-16 11:27:34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202127019","EndTime": "2024-05-16 11:27:40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202127035", "GamePlayTime": "2024-05-16 11:28:16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","EndTime": "2024-05-16 11:28:27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202127035","EndTime": "2024-05-16 11:29:04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a", "GamePlayTime": "2024-05-16 11:29:27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202327027", "GamePlayTime": "2024-05-16 11:30:39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202327027","EndTime": "2024-05-16 11:31:02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a","EndTime": "2024-05-16 11:31:19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유기영", "GamePlayTime": "2024-05-16 11:31:46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유기영","EndTime": "2024-05-16 11:32:15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202327015", "GamePlayTime": "2024-05-16 11:32:11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유기영", "GamePlayTime": "2024-05-16 11:32:23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202327015","EndTime": "2024-05-16 11:32:35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유기영","EndTime": "2024-05-16 11:32:47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유기영", "GamePlayTime": "2024-05-16 11:32:51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유기영","EndTime": "2024-05-16 11:34:05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201927007", "GamePlayTime": "2024-05-16 11:37:07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201927007","EndTime": "2024-05-16 11:37:49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202327028", "GamePlayTime": "2024-05-16 11:40:00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202327028","EndTime": "2024-05-16 11:40:40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kim", "GamePlayTime": "2024-05-16 13:15:04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kim","EndTime": "2024-05-16 13:15:25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202227058", "GamePlayTime": "2024-05-16 14:30:49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202227058","EndTime": "2024-05-16 14:31:07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123", "GamePlayTime": "2024-05-22 10:26:17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123","EndTime": "2024-05-22 10:26:28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123", "GamePlayTime": "2024-05-22 10:26:54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123","EndTime": "2024-05-22 10:28:28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123", "GamePlayTime": "2024-05-22 10:28:30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kimdohyun", "GamePlayTime": "2024-05-22 10:29:32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kimdohyun","EndTime": "2024-05-22 10:30:14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123","EndTime": "2024-05-22 10:30:22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123", "GamePlayTime": "2024-05-22 10:30:23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test", "GamePlayTime": "2024-05-22 11:10:33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test","EndTime": "2024-05-22 11:10:57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", "GamePlayTime": "2024-05-22 11:10:57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","EndTime": "2024-05-22 11:10:59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sss", "GamePlayTime": "2024-05-22 14:13:19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sss","EndTime": "2024-05-22 14:13:35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", "GamePlayTime": "2024-05-22 14:13:36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","EndTime": "2024-05-22 14:13:37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WS", "GamePlayTime": "2024-05-22 14:43:17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WS","EndTime": "2024-05-22 14:43:21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QS", "GamePlayTime": "2024-05-22 14:43:27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QS","EndTime": "2024-05-22 14:44:37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냠냠", "GamePlayTime": "2024-05-26 16:33:17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냠냠","EndTime": "2024-05-26 16:33:32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나", "GamePlayTime": "2024-05-26 22:29:13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test", "GamePlayTime": "2024-05-26 22:41:41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test","EndTime": "2024-05-26 22:41:59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test2", "GamePlayTime": "2024-05-26 22:42:03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test2","EndTime": "2024-05-26 22:43:40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test3", "GamePlayTime": "2024-05-26 22:43:46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test3","EndTime": "2024-05-26 22:43:50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test4", "GamePlayTime": "2024-05-26 22:43:54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test4","EndTime": "2024-05-26 22:45:41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test6", "GamePlayTime": "2024-05-26 22:45:48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test6","EndTime": "2024-05-26 22:45:53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7", "GamePlayTime": "2024-05-26 22:45:55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7","EndTime": "2024-05-26 22:46:32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실험1", "GamePlayTime": "2024-05-29 00:18:39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실험1","EndTime": "2024-05-29 00:19:22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150", "GamePlayTime": "2024-05-29 10:52:23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150","EndTime": "2024-05-29 10:52:58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2020", "GamePlayTime": "2024-05-29 11:06:46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2020","EndTime": "2024-05-29 11:06:54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이벤트 알림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2", "GamePlayTime": "2024-05-29 12:39:24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2","EndTime": "2024-05-29 12:39:55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1", "GamePlayTime": "2024-05-29 12:39:58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1","EndTime": "2024-05-29 12:40:46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THTM","EndTime": "2024-05-29 17:55:17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THTM", "GamePlayTime": "2024-05-29 17:55:20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THTM", "GamePlayTime": "2024-05-29 17:55:13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THTM","EndTime": "2024-05-29 17:55:35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HTTM", "GamePlayTime": "2024-05-29 17:55:38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HTTM","EndTime": "2024-05-29 17:55:53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2020", "GamePlayTime": "2024-05-29 18:11:21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2020","EndTime": "2024-05-29 18:11:43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2222", "GamePlayTime": "2024-05-29 18:11:45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0212", "GamePlayTime": "2024-05-30 10:05:32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0212","EndTime": "2024-05-30 10:06:31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312", "GamePlayTime": "2024-05-30 10:56:17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312","EndTime": "2024-05-30 10:56:36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202327015", "GamePlayTime": "2024-05-30 11:15:35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202327015","EndTime": "2024-05-30 11:15:51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202327015", "GamePlayTime": "2024-05-30 11:15:56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202327015","EndTime": "2024-05-30 11:16:24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202327015", "GamePlayTime": "2024-05-30 11:16:29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202327015","EndTime": "2024-05-30 11:20:13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202327015", "GamePlayTime": "2024-05-30 11:20:18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tkdtkd", "GamePlayTime": "2024-06-13 00:58:10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tkdtkd","EndTime": "2024-06-13 00:58:24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656l", "GamePlayTime": "2024-06-13 00:58:30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656l","EndTime": "2024-06-13 00:59:05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save", "GamePlayTime": "2024-06-13 00:59:19"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{"PlayerName": "save","EndTime": "2024-06-13 00:59:23"}</text:p>
          </table:table-cell>
          <table:table-cell table:number-columns-repeated="1023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inLog" style:display-name="PageStyle_Coin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0" meta:object-count="0"/>
    <meta:generator>LibreOfficeDev/6.0.5.2$Linux_X86_64 LibreOffice_project/</meta:generator>
  </office:meta>
</office:document-meta>
</file>